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60000033A729883B4F81267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1fc" officeooo:paragraph-rsid="000351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<draw:frame draw:style-name="fr1" draw:name="Imagen1" text:anchor-type="char" svg:width="6.6929in" svg:height="5.2854in" draw:z-index="0"><draw:image xlink:href="Pictures/10000000000004160000033A729883B4F81267B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22:51:03.256353208</meta:creation-date>
    <dc:date>2021-11-21T17:05:59.180959485</dc:date>
    <meta:editing-duration>PT2M3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